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500000012A14BD751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5cm" fo:min-width="3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cm" svg:height="14.546cm" svg:x="2cm" svg:y="0.083cm">
          <draw:image xlink:href="Pictures/10000000000001500000012A14BD7513.jpg" xlink:type="simple" xlink:show="embed" xlink:actuate="onLoad">
            <text:p/>
          </draw:image>
        </draw:frame>
        <draw:custom-shape draw:style-name="gr2" draw:text-style-name="P1" draw:layer="layout" svg:width="3.9cm" svg:height="1.9cm" svg:x="1.2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5:47:25.751000000</meta:creation-date>
    <dc:date>2015-03-26T15:49:56.122000000</dc:date>
    <meta:editing-duration>PT2M31S</meta:editing-duration>
    <meta:editing-cycles>1</meta:editing-cycles>
    <meta:document-statistic meta:object-count="2"/>
    <meta:generator>LibreOffice/4.3.2.2$Windows_x86 LibreOffice_project/edfb5295ba211bd31ad47d0bad0118690f76407d</meta:generator>
  </office:meta>
</office:document-meta>
</file>